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6.3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43cm"/>
    </style:style>
    <style:style style:name="gr5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4.4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c0c0c0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288cm" fo:min-width="8.1cm"/>
    </style:style>
    <style:style style:name="gr10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1.65cm" fo:min-width="19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08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14" style:family="graphic" style:parent-style-name="standard">
      <style:graphic-properties draw:stroke="none" svg:stroke-color="#c0c0c0" draw:fill="none" draw:fill-color="#ffffff" draw:textarea-horizontal-align="left" draw:auto-grow-height="true" draw:auto-grow-width="true" fo:min-height="0.64cm" fo:min-width="3.389cm"/>
    </style:style>
    <style:style style:name="gr15" style:family="graphic" style:parent-style-name="standard">
      <style:graphic-properties draw:stroke="none" svg:stroke-color="#c0c0c0" draw:fill="none" draw:fill-color="#ffffff" draw:textarea-horizontal-align="left" draw:auto-grow-height="true" draw:auto-grow-width="true" fo:min-height="0.64cm" fo:min-width="4.06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43cm"/>
    </style:style>
    <style:style style:name="gr17" style:family="graphic" style:parent-style-name="standard">
      <style:graphic-properties draw:stroke="solid" svg:stroke-width="0.1cm" svg:stroke-color="#c0c0c0" draw:marker-start-width="0.5cm" draw:marker-end-width="0.5cm" draw:fill="solid" draw:fill-color="#ffffff" draw:textarea-horizontal-align="justify" draw:textarea-vertical-align="middle" draw:auto-grow-height="false" fo:min-height="0.95cm" fo:min-width="0.6cm" fo:padding-top="0.175cm" fo:padding-bottom="0.175cm" fo:padding-left="0.3cm" fo:padding-right="0.3cm"/>
    </style:style>
    <style:style style:name="gr18" style:family="graphic" style:parent-style-name="standard">
      <style:graphic-properties draw:stroke="solid" svg:stroke-width="0.1cm" svg:stroke-color="#c0c0c0" draw:marker-start-width="0.5cm" draw:marker-end-width="0.5cm" draw:fill="solid" draw:fill-color="#ffffff" draw:textarea-horizontal-align="justify" draw:textarea-vertical-align="middle" draw:auto-grow-height="false" fo:min-height="0.85cm" fo:min-width="0.5cm" fo:padding-top="0.175cm" fo:padding-bottom="0.175cm" fo:padding-left="0.3cm" fo:padding-right="0.3cm"/>
    </style:style>
    <style:style style:name="gr19" style:family="graphic" style:parent-style-name="standard">
      <style:graphic-properties svg:stroke-color="#000000" draw:fill="none" draw:textarea-vertical-align="middle" draw:auto-grow-height="false" fo:min-height="14.82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fo:color="#c0c0c0" style:font-name="Liberation Mono1" fo:font-size="16pt" fo:font-weight="bold" style:font-size-asian="16pt" style:font-weight-asian="bold" style:font-size-complex="16pt" style:font-weight-complex="600"/>
    </style:style>
    <style:style style:name="P6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7" style:family="paragraph">
      <loext:graphic-properties draw:fill="none" draw:fill-color="#ffffff"/>
      <style:text-properties fo:color="#c0c0c0" style:font-name="Liberation Mono1" fo:font-size="16pt" style:font-size-asian="16pt" style:font-size-complex="16pt"/>
    </style:style>
    <style:style style:name="P8" style:family="paragraph">
      <loext:graphic-properties draw:fill="none"/>
      <style:paragraph-properties fo:text-align="center"/>
      <style:text-properties fo:color="#c0c0c0"/>
    </style:style>
    <style:style style:name="P9" style:family="paragraph">
      <loext:graphic-properties draw:fill="solid" draw:fill-color="#ffffff"/>
      <style:paragraph-properties fo:text-align="center"/>
      <style:text-properties fo:color="#c0c0c0"/>
    </style:style>
    <style:style style:name="T1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0c0c0" style:font-name="Liberation Mono1" fo:font-size="16pt" fo:font-weight="bold" style:font-size-asian="16pt" style:font-weight-asian="bold" style:font-size-complex="16pt" style:font-weight-complex="600"/>
    </style:style>
    <style:style style:name="T4" style:family="text">
      <style:text-properties style:font-name="Liberation Mono1" fo:font-size="16pt" style:font-size-asian="16pt" style:font-size-complex="16pt"/>
    </style:style>
    <style:style style:name="T5" style:family="text">
      <style:text-properties fo:color="#c0c0c0" style:font-name="Liberation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9cm" svg:height="2cm" svg:x="2.5cm" svg:y="4.8cm">
          <text:p text:style-name="P1"><text:span text:style-name="T1">SPATIAL_MOV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7cm" svg:height="2cm" svg:x="7.6cm" svg:y="2.2cm">
          <text:p text:style-name="P1"><text:span text:style-name="T1">SPATIAL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95cm" svg:y1="4.8cm" svg:x2="7.6cm" svg:y2="3.2cm" draw:start-shape="id1" draw:start-glue-point="0" draw:end-shape="id2" draw:end-glue-point="3" svg:d="M5950 4800v-1600h1650" svg:viewBox="0 0 1651 1601">
          <text:p/>
        </draw:connector>
        <draw:custom-shape draw:style-name="gr2" draw:text-style-name="P2" xml:id="id4" draw:id="id4" draw:layer="layout" svg:width="7cm" svg:height="2cm" svg:x="13.6cm" svg:y="5cm">
          <text:p text:style-name="P1"><text:span text:style-name="T1">ENVIRONMEN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7.643cm" svg:height="0.962cm" svg:x="0.4cm" svg:y="0.4cm">
          <draw:text-box>
            <text:p><text:span text:style-name="T2">Class hierarchy: The environment (THE_ENVIRONMENT)</text:span></text:p>
          </draw:text-box>
        </draw:frame>
        <draw:custom-shape draw:style-name="gr2" draw:text-style-name="P2" xml:id="id3" draw:id="id3" draw:layer="layout" svg:width="7cm" svg:height="2cm" svg:x="13.6cm" svg:y="8cm">
          <text:p text:style-name="P1"><text:span text:style-name="T1">HABITA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5cm" svg:height="2cm" svg:x="6.3cm" svg:y="11.2cm">
          <text:p text:style-name="P1"><text:span text:style-name="T1">FOOD_ITEM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7.1cm" svg:y1="8cm" svg:x2="17.1cm" svg:y2="7cm" draw:start-shape="id3" draw:start-glue-point="0" draw:end-shape="id4" svg:d="M17100 8000v-1000" svg:viewBox="0 0 1 1001">
          <text:p/>
        </draw:connector>
        <draw:connector draw:style-name="gr3" draw:text-style-name="P3" draw:layer="layout" draw:line-skew="2.85cm" svg:x1="8.8cm" svg:y1="11.2cm" svg:x2="11.1cm" svg:y2="4.2cm" draw:start-shape="id5" draw:end-shape="id2" draw:end-glue-point="2" svg:d="M8800 11200v-650h2300v-6350" svg:viewBox="0 0 2301 7001">
          <text:p/>
        </draw:connector>
        <draw:connector draw:style-name="gr6" draw:text-style-name="P3" draw:layer="layout" svg:x1="14.6cm" svg:y1="3.2cm" svg:x2="17.1cm" svg:y2="5cm" draw:start-shape="id2" draw:start-glue-point="1" draw:end-shape="id4" draw:end-glue-point="0" svg:d="M14600 3200h2500v1800" svg:viewBox="0 0 2501 1801">
          <text:p/>
        </draw:connector>
        <draw:custom-shape draw:style-name="gr2" draw:text-style-name="P2" xml:id="id6" draw:id="id6" draw:layer="layout" svg:width="7cm" svg:height="2cm" svg:x="13.6cm" svg:y="11.2cm">
          <text:p text:style-name="P1"><text:span text:style-name="T1">FOOD_RE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11.3cm" svg:y1="12.2cm" svg:x2="13.6cm" svg:y2="12.2cm" draw:start-shape="id5" draw:start-glue-point="1" draw:end-shape="id6" draw:end-glue-point="3" svg:d="M11300 12200h2300" svg:viewBox="0 0 2301 1">
          <text:p/>
        </draw:connector>
        <draw:connector draw:style-name="gr7" draw:text-style-name="P3" draw:layer="layout" draw:line-skew="-0.35cm" svg:x1="3.1cm" svg:y1="15.872cm" svg:x2="2.5cm" svg:y2="5.8cm" draw:start-shape="id7" draw:start-glue-point="3" draw:end-shape="id1" draw:end-glue-point="3" svg:d="M3100 15872h-1500v-10072h900" svg:viewBox="0 0 1501 10073">
          <text:p/>
        </draw:connector>
        <draw:custom-shape draw:style-name="gr8" draw:text-style-name="P5" xml:id="id7" draw:id="id7" draw:layer="layout" svg:width="7cm" svg:height="2cm" svg:x="3.1cm" svg:y="14.872cm">
          <text:p text:style-name="P1"><text:span text:style-name="T3">INDIVIDUAL_GEN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8.6cm" svg:height="3.538cm" svg:x="2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0.2cm" svg:height="11.9cm" svg:x="1cm" svg:y="1.5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5.582cm" svg:height="0.89cm" svg:x="15.6cm" svg:y="1.51cm">
          <draw:text-box>
            <text:p><text:span text:style-name="T4">THE_ENVIRONMENT</text:span></text:p>
          </draw:text-box>
        </draw:frame>
        <draw:frame draw:style-name="gr12" draw:text-style-name="P7" draw:layer="layout" svg:width="3.889cm" svg:height="0.89cm" svg:x="6.7cm" svg:y="13.91cm">
          <draw:text-box>
            <text:p><text:span text:style-name="T5">THE_GENOME</text:span></text:p>
          </draw:text-box>
        </draw:frame>
        <draw:custom-shape draw:style-name="gr9" draw:text-style-name="P8" draw:layer="layout" svg:width="8.6cm" svg:height="3.538cm" svg:x="11.4cm" svg:y="13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4.566cm" svg:height="0.89cm" svg:x="12.934cm" svg:y="13.9cm">
          <draw:text-box>
            <text:p><text:span text:style-name="T5">THE_HORMONES</text:span></text:p>
          </draw:text-box>
        </draw:frame>
        <draw:frame draw:style-name="gr14" draw:text-style-name="P7" draw:layer="layout" svg:width="3.889cm" svg:height="0.89cm" svg:x="13.511cm" svg:y="14.8cm">
          <draw:text-box>
            <text:p><text:span text:style-name="T5">THE_BODY</text:span></text:p>
          </draw:text-box>
        </draw:frame>
        <draw:frame draw:style-name="gr15" draw:text-style-name="P7" draw:layer="layout" svg:width="4.566cm" svg:height="0.89cm" svg:x="14.2cm" svg:y="15.61cm">
          <draw:text-box>
            <text:p><text:span text:style-name="T5">THE_NEUROBIO</text:span></text:p>
          </draw:text-box>
        </draw:frame>
        <draw:frame draw:style-name="gr16" draw:text-style-name="P7" draw:layer="layout" svg:width="5.243cm" svg:height="0.89cm" svg:x="14.757cm" svg:y="16.51cm">
          <draw:text-box>
            <text:p><text:span text:style-name="T5">THE_INDIVIDUAL</text:span></text:p>
          </draw:text-box>
        </draw:frame>
        <draw:connector draw:style-name="gr7" draw:text-style-name="P8" draw:layer="layout" svg:x1="11.7cm" svg:y1="15.4cm" svg:x2="10.1cm" svg:y2="15.872cm" draw:start-shape="id8" draw:start-glue-point="3" draw:end-shape="id7" svg:d="M11700 15400h-800v472h-800" svg:viewBox="0 0 1601 473">
          <text:p/>
        </draw:connector>
        <draw:custom-shape draw:style-name="gr17" draw:text-style-name="P9" xml:id="id8" draw:id="id8" draw:layer="layout" svg:width="1.1cm" svg:height="1.2cm" svg:x="11.7cm" svg:y="14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1cm" svg:height="1.2cm" svg:x="12.1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1cm" svg:height="1.2cm" svg:x="12.5cm" svg:y="15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9cm" svg:height="15.9cm" svg:x="21.501cm" svg:y="1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4" draw:layer="layout" svg:width="5.514cm" svg:height="0.962cm" draw:transform="rotate (1.5707963267949) translate (22.6cm 12.2cm)">
          <draw:text-box>
            <text:p><text:span text:style-name="T2">Fortran modules</text:span></text:p>
          </draw:text-box>
        </draw:frame>
        <draw:custom-shape draw:style-name="gr1" draw:text-style-name="P2" xml:id="id9" draw:id="id9" draw:layer="layout" svg:width="6.9cm" svg:height="2cm" svg:x="2.5cm" svg:y="8cm">
          <text:p text:style-name="P1"><text:span text:style-name="T1">PREDATO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95cm" svg:y1="8cm" svg:x2="5.95cm" svg:y2="6.8cm" draw:start-shape="id9" draw:start-glue-point="0" draw:end-shape="id1" draw:end-glue-point="2" svg:d="M5950 8000v-1200" svg:viewBox="0 0 1 1201">
          <text:p/>
        </draw:connector>
        <draw:custom-shape draw:style-name="gr18" draw:text-style-name="P9" draw:layer="layout" svg:width="1.1cm" svg:height="1.2cm" svg:x="12.9cm" svg:y="16cm">
          <text:p/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9.4cm" svg:y1="9cm" svg:x2="13.6cm" svg:y2="9cm" draw:start-shape="id9" draw:end-shape="id3" draw:end-glue-point="3" svg:d="M9400 9000h4200" svg:viewBox="0 0 42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cm" fo:margin-bottom="0.4cm" fo:margin-left="0.4cm" fo:margin-right="0.4cm" fo:page-width="24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9-13T08:51:55.933436243</meta:creation-date>
    <dc:date>2016-09-13T13:14:22.855069876</dc:date>
    <dc:creator>Sergey Budaev</dc:creator>
    <meta:editing-duration>PT1H18M2S</meta:editing-duration>
    <meta:editing-cycles>19</meta:editing-cycles>
    <meta:generator>LibreOffice/5.0.3.2$Linux_X86_64 LibreOffice_project/00m0$Build-2</meta:generator>
    <meta:document-statistic meta:object-count="33"/>
  </office:meta>
</office:document-meta>
</file>